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0AEA53EDF77E15E1915.png" manifest:media-type="image/png"/>
  <manifest:file-entry manifest:full-path="Pictures/10000001000003D5000003F582C148F4DB4C330B.png" manifest:media-type="image/png"/>
  <manifest:file-entry manifest:full-path="Pictures/1000000100000171000000888B88F0F9B43E3F03.png" manifest:media-type="image/png"/>
  <manifest:file-entry manifest:full-path="Pictures/1000000100000348000001A3D5270A0324C731D8.png" manifest:media-type="image/png"/>
  <manifest:file-entry manifest:full-path="Pictures/1000000100000F0000000870D347D7501174B5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de6c3f" draw:fill-color="#de6c3f" draw:textarea-horizontal-align="justify" draw:textarea-vertical-align="middle" draw:auto-grow-height="false" fo:min-height="0.386cm" fo:min-width="1.167cm"/>
    </style:style>
    <style:style style:name="gr3" style:family="graphic" style:parent-style-name="standard">
      <style:graphic-properties svg:stroke-color="#de6c3f" draw:fill-color="#de6c3f" draw:textarea-vertical-align="middle" draw:auto-grow-height="false" fo:min-height="2.29cm" fo:min-width="2.0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de6c3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648cm" svg:height="2.616cm" svg:x="5.877cm" svg:y="14.017cm">
          <draw:image xlink:href="Pictures/1000000100000F0000000870D347D7501174B532.png" xlink:type="simple" xlink:show="embed" xlink:actuate="onLoad" draw:mime-type="image/png">
            <text:p/>
          </draw:image>
        </draw:frame>
        <draw:frame draw:style-name="gr1" draw:text-style-name="P1" draw:layer="layout" svg:width="7.087cm" svg:height="2.616cm" svg:x="13.18cm" svg:y="16.61cm">
          <draw:image xlink:href="Pictures/1000000100000171000000888B88F0F9B43E3F03.png" xlink:type="simple" xlink:show="embed" xlink:actuate="onLoad" draw:mime-type="image/png">
            <text:p/>
          </draw:image>
        </draw:frame>
        <draw:frame draw:style-name="gr1" draw:text-style-name="P1" draw:layer="layout" svg:width="5.232cm" svg:height="2.616cm" svg:x="-7.089cm" svg:y="14.017cm">
          <draw:image xlink:href="Pictures/1000000100000348000001A3D5270A0324C731D8.png" xlink:type="simple" xlink:show="embed" xlink:actuate="onLoad" draw:mime-type="image/png">
            <text:p/>
          </draw:image>
        </draw:frame>
        <draw:frame draw:style-name="gr1" draw:text-style-name="P1" draw:layer="layout" svg:width="2.54cm" svg:height="2.616cm" svg:x="0.365cm" svg:y="13.941cm">
          <draw:image xlink:href="Pictures/10000001000003D5000003F582C148F4DB4C330B.png" xlink:type="simple" xlink:show="embed" xlink:actuate="onLoad" draw:mime-type="image/png">
            <text:p/>
          </draw:image>
        </draw:frame>
        <draw:custom-shape draw:style-name="gr2" draw:text-style-name="P2" draw:layer="layout" svg:width="1.905cm" svg:height="1.27cm" svg:x="-2.175cm" svg:y="14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.905cm" svg:height="1.27cm" svg:x="3.926cm" svg:y="14.6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54cm" svg:height="2.54cm" draw:transform="rotate (-1.5707963267949) translate (12.747cm 14.017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1" draw:text-style-name="P1" draw:layer="layout" svg:width="10.516cm" svg:height="2.616cm" svg:x="12.747cm" svg:y="11.719cm">
          <draw:image xlink:href="Pictures/10000001000002BC000000AEA53EDF77E15E191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18T09:55:32.508330640</meta:creation-date>
    <dc:date>2022-03-18T12:34:24.407175726</dc:date>
    <meta:editing-duration>PT2H18M31S</meta:editing-duration>
    <meta:editing-cycles>1</meta:editing-cycles>
    <meta:document-statistic meta:object-count="8"/>
    <meta:generator>LibreOffice/7.2.5.2$Linux_X86_64 LibreOffice_project/20$Build-2</meta:generator>
  </office:meta>
</office:document-meta>
</file>